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Pioro" svg:font-family="Pioro" style:font-pitch="variable"/>
    <style:font-face style:name="Blackadder ITC" svg:font-family="'Blackadder ITC'" style:font-family-generic="decorative" style:font-pitch="variable"/>
    <style:font-face style:name="Chiller" svg:font-family="Chiller" style:font-family-generic="decorative" style:font-pitch="variable"/>
    <style:font-face style:name="Gigi" svg:font-family="Gigi" style:font-family-generic="decorative" style:font-pitch="variable"/>
    <style:font-face style:name="Harlow Solid Italic" svg:font-family="'Harlow Solid Italic'" style:font-family-generic="decorative" style:font-pitch="variable"/>
    <style:font-face style:name="Jokerman" svg:font-family="Jokerman" style:font-family-generic="decorative" style:font-pitch="variable"/>
    <style:font-face style:name="Onyx" svg:font-family="Onyx"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radley Hand ITC" svg:font-family="'Bradley Hand ITC'" style:font-family-generic="script" style:font-pitch="variable"/>
    <style:font-face style:name="Brush Script MT" svg:font-family="'Brush Script MT'" style:font-family-generic="script" style:font-pitch="variable"/>
    <style:font-face style:name="French Script MT" svg:font-family="'French Script MT'" style:font-family-generic="script" style:font-pitch="variable"/>
    <style:font-face style:name="Lucida Handwriting" svg:font-family="'Lucida Handwriting'" style:font-family-generic="script" style:font-pitch="variable"/>
    <style:font-face style:name="Mistral" svg:font-family="Mistral" style:font-family-generic="script" style:font-pitch="variable"/>
    <style:font-face style:name="Pristina" svg:font-family="Pristina" style:font-family-generic="script" style:font-pitch="variable"/>
    <style:font-face style:name="Vivaldi" svg:font-family="Vivaldi"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dee6ef" draw:fill-color="#dee7e5" draw:textarea-horizontal-align="justify" draw:textarea-vertical-align="middle" draw:auto-grow-height="false" fo:min-height="29.45cm" fo:min-width="20.5cm"/>
    </style:style>
    <style:style style:name="gr2" style:family="graphic" style:parent-style-name="standard">
      <style:graphic-properties draw:fill-color="#ffffd7" draw:textarea-horizontal-align="justify" draw:textarea-vertical-align="middle" draw:auto-grow-height="false" fo:min-height="6.688cm" fo:min-width="18.188cm"/>
      <style:paragraph-properties style:writing-mode="lr-tb"/>
    </style:style>
    <style:style style:name="gr3" style:family="graphic" style:parent-style-name="standard">
      <style:graphic-properties svg:stroke-color="#e8a202" draw:fill-color="#e8a202" draw:textarea-horizontal-align="justify" draw:textarea-vertical-align="middle" draw:auto-grow-height="false" fo:min-height="0.688cm" fo:min-width="10.8cm"/>
    </style:style>
    <style:style style:name="gr4" style:family="graphic" style:parent-style-name="standard">
      <style:graphic-properties svg:stroke-color="#e8a202" draw:fill-color="#e8a202" draw:textarea-horizontal-align="justify" draw:textarea-vertical-align="middle" draw:auto-grow-height="false" fo:min-height="3.345cm" fo:min-width="0.501cm"/>
    </style:style>
    <style:style style:name="gr5" style:family="graphic" style:parent-style-name="standard">
      <style:graphic-properties svg:stroke-color="#eeeeee" draw:fill-color="#ffffff" draw:textarea-horizontal-align="justify" draw:textarea-vertical-align="middle" draw:auto-grow-height="false" fo:min-height="2.875cm" fo:min-width="11.251cm"/>
    </style:style>
    <style:style style:name="gr6" style:family="graphic" style:parent-style-name="standard">
      <style:graphic-properties svg:stroke-color="#ffd8ce" draw:fill-color="#f10d0c" draw:auto-grow-height="false" fo:min-height="0.156cm" fo:min-width="0.462cm" fo:wrap-option="wrap"/>
    </style:style>
    <style:style style:name="gr7" style:family="graphic" style:parent-style-name="standard">
      <style:graphic-properties svg:stroke-color="#eeeeee" draw:fill-color="#ffffff" draw:textarea-horizontal-align="justify" draw:textarea-vertical-align="middle" draw:auto-grow-height="false" fo:min-height="2.095cm" fo:min-width="8.251cm"/>
    </style:style>
    <style:style style:name="gr8" style:family="graphic" style:parent-style-name="standard">
      <style:graphic-properties svg:stroke-color="#eeeeee" draw:fill-color="#ffffff" draw:textarea-horizontal-align="justify" draw:textarea-vertical-align="middle" draw:auto-grow-height="false" fo:min-height="1.625cm" fo:min-width="5.001cm"/>
    </style:style>
    <style:style style:name="gr9" style:family="graphic" style:parent-style-name="standard">
      <style:graphic-properties draw:fill-color="#ff3838" draw:textarea-vertical-align="middle" draw:auto-grow-height="false" fo:min-height="0.144cm" fo:min-width="0cm" fo:wrap-option="wrap"/>
    </style:style>
    <style:style style:name="gr10" style:family="graphic" style:parent-style-name="standard">
      <style:graphic-properties svg:stroke-color="#fff5ce" draw:fill-color="#ffffff" draw:textarea-vertical-align="middle" draw:auto-grow-height="false" fo:min-height="0.739cm" fo:min-width="0.556cm" fo:wrap-option="wrap"/>
    </style:style>
    <style:style style:name="gr11" style:family="graphic" style:parent-style-name="standard">
      <style:graphic-properties draw:fill-color="#ffffff" draw:textarea-horizontal-align="justify" draw:textarea-vertical-align="middle" draw:auto-grow-height="false" fo:min-height="1.859cm" fo:min-width="2.93cm" fo:wrap-option="no-wrap"/>
    </style:style>
    <style:style style:name="gr12" style:family="graphic" style:parent-style-name="standard">
      <style:graphic-properties svg:stroke-color="#ffd8ce" draw:fill-color="#ff3838" draw:auto-grow-height="false" fo:min-height="0.156cm" fo:min-width="0.462cm" fo:wrap-option="wrap"/>
    </style:style>
    <style:style style:name="gr13" style:family="graphic" style:parent-style-name="standard">
      <style:graphic-properties svg:stroke-color="#ffd7d7" draw:fill-color="#ffd7d7" fo:min-height="0cm" fo:min-width="0cm"/>
    </style:style>
    <style:style style:name="P1" style:family="paragraph">
      <loext:graphic-properties draw:fill-color="#dee7e5"/>
      <style:paragraph-properties fo:text-align="center"/>
    </style:style>
    <style:style style:name="P2" style:family="paragraph">
      <style:paragraph-properties fo:text-align="center"/>
      <style:text-properties style:font-name="Mistral" fo:font-size="28pt" fo:font-weight="bold" style:font-size-asian="28pt" style:font-weight-asian="bold" style:font-size-complex="28pt" style:font-weight-complex="bold"/>
    </style:style>
    <style:style style:name="P3" style:family="paragraph">
      <loext:graphic-properties draw:fill-color="#ffffd7"/>
      <style:paragraph-properties fo:text-align="center"/>
      <style:text-properties style:font-name="Mistral" fo:font-size="28pt" fo:font-weight="bold" style:font-size-asian="28pt" style:font-weight-asian="bold" style:font-size-complex="28pt" style:font-weight-complex="bold"/>
    </style:style>
    <style:style style:name="P4" style:family="paragraph">
      <loext:graphic-properties draw:fill-color="#e8a202"/>
      <style:paragraph-properties fo:text-align="center"/>
    </style:style>
    <style:style style:name="P5" style:family="paragraph">
      <loext:graphic-properties draw:fill-color="#ffffff"/>
      <style:paragraph-properties fo:text-align="center"/>
    </style:style>
    <style:style style:name="P6" style:family="paragraph">
      <loext:graphic-properties draw:fill-color="#f10d0c"/>
    </style:style>
    <style:style style:name="P7" style:family="paragraph">
      <loext:graphic-properties draw:fill-color="#ff3838"/>
      <style:paragraph-properties fo:text-align="center"/>
    </style:style>
    <style:style style:name="P8" style:family="paragraph">
      <loext:graphic-properties draw:fill-color="#ff3838"/>
    </style:style>
    <style:style style:name="P9" style:family="paragraph">
      <loext:graphic-properties draw:fill-color="#ffd7d7"/>
    </style:style>
    <style:style style:name="T1" style:family="text">
      <style:text-properties style:font-name="Mistral"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custom-shape draw:style-name="gr1" draw:text-style-name="P1" draw:layer="layout" svg:width="21cm" svg:height="29.7cm" svg:x="0cm" svg:y="0cm">
          <text:p/>
          <draw:enhanced-geometry svg:viewBox="0 0 21600 21600" draw:type="rectangle" draw:enhanced-path="M 0 0 L 21600 0 21600 21600 0 21600 0 0 Z N"/>
        </draw:custom-shape>
        <draw:custom-shape draw:style-name="gr2" draw:text-style-name="P3" draw:layer="layout" svg:width="21cm" svg:height="9.25cm" svg:x="0cm" svg:y="0.25cm">
          <text:p text:style-name="P2"><text:span text:style-name="T1">Serdecznie zapraszamy</text:span></text:p>
          <text:p text:style-name="P2"><text:span text:style-name="T1">Sz. P. Kowalscy</text:span></text:p>
          <text:p text:style-name="P2"><text:span text:style-name="T1">Na uroczystość zaślubin, która odbędzie się 14 sierpnia </text:span></text:p>
          <text:p text:style-name="P2"><text:span text:style-name="T1">o godzinie 14:30 w kościele pod wezwaniem </text:span></text:p>
          <text:p text:style-name="P2"><text:span text:style-name="T1">świętego Michała Archanioła w Katowicach</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4" draw:layer="layout" svg:width="11.3cm" svg:height="1.5cm" svg:x="4.7cm" svg:y="26.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1cm" svg:height="5.75cm" svg:x="9.75cm" svg:y="21.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5" draw:layer="layout" svg:width="11.75cm" svg:height="5cm" svg:x="4.25cm" svg:y="17.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6" draw:layer="layout" svg:width="1.25cm" svg:height="1.25cm" svg:x="2.75cm" svg:y="2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0.5cm" svg:y="18.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1.75cm" svg:y="22.2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1cm" svg:y="25.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2.75cm" svg:y="1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 draw:text-style-name="P5" draw:layer="layout" svg:width="8.75cm" svg:height="3.75cm" svg:x="5.75cm" svg:y="15.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5.5cm" svg:height="3cm" svg:x="7.5cm" svg:y="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1.5cm" svg:height="1.25cm" svg:x="1.5cm" svg:y="6.75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7" draw:layer="layout" svg:width="1.5cm" svg:height="1.25cm" svg:x="19cm" svg:y="1.75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5" draw:layer="layout" svg:width="2cm" svg:height="3cm" svg:x="18.75cm" svg:y="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6" draw:text-style-name="P6" draw:layer="layout" svg:width="1.25cm" svg:height="1.25cm" svg:x="17.25cm" svg:y="28.45cm">
          <text:p/>
          <draw:enhanced-geometry svg:viewBox="0 0 21600 21600" draw:glue-points="10800 0 0 10800 10800 21600 21600 10800" draw:text-areas="2500 3500 19100 10500" draw:mirror-horizontal="tru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18.5cm" svg:y="19.5cm">
          <text:p/>
          <draw:enhanced-geometry svg:viewBox="0 0 21600 21600" draw:glue-points="10800 0 0 10800 10800 21600 21600 10800" draw:text-areas="2500 3500 19100 10500" draw:mirror-horizontal="tru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16.75cm" svg:y="22.5cm">
          <text:p/>
          <draw:enhanced-geometry svg:viewBox="0 0 21600 21600" draw:glue-points="10800 0 0 10800 10800 21600 21600 10800" draw:text-areas="2500 3500 19100 10500" draw:mirror-horizontal="tru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18.75cm" svg:y="25.25cm">
          <text:p/>
          <draw:enhanced-geometry svg:viewBox="0 0 21600 21600" draw:glue-points="10800 0 0 10800 10800 21600 21600 10800" draw:text-areas="2500 3500 19100 10500" draw:mirror-horizontal="tru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text-style-name="P6" draw:layer="layout" svg:width="1.25cm" svg:height="1.25cm" svg:x="16.5cm" svg:y="16.25cm">
          <text:p/>
          <draw:enhanced-geometry svg:viewBox="0 0 21600 21600" draw:glue-points="10800 0 0 10800 10800 21600 21600 10800" draw:text-areas="2500 3500 19100 10500" draw:mirror-horizontal="tru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1" draw:text-style-name="P5" draw:layer="layout" svg:width="5.25cm" svg:height="3.25cm" svg:x="-0.5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5" draw:layer="layout" svg:width="5.25cm" svg:height="3.25cm" svg:x="16.5cm" svg:y="12.25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8" draw:layer="layout" svg:width="1.25cm" svg:height="1.25cm" svg:x="8.75cm" svg:y="12.2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8" draw:layer="layout" svg:width="1.25cm" svg:height="1.25cm" svg:x="10.25cm" svg:y="12.2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3" draw:text-style-name="P9" draw:layer="layout" svg:width="2.25cm" svg:height="2.25cm" svg:x="4.75cm" svg:y="19.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2.25cm" svg:height="2.25cm" svg:x="7.5cm" svg:y="20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2.25cm" svg:height="2.25cm" svg:x="10.5cm" svg:y="20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2.25cm" svg:height="2.25cm" svg:x="13.25cm" svg:y="19.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2cm" svg:height="2cm" svg:x="6.5cm" svg:y="16.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1.75cm" svg:height="1.75cm" svg:x="7.75cm" svg:y="14cm">
          <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1.75cm" svg:height="1.75cm" svg:x="10.5cm" svg:y="14cm">
          <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2cm" svg:height="2cm" svg:x="9.25cm" svg:y="16.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text-style-name="P9" draw:layer="layout" svg:width="2cm" svg:height="2cm" svg:x="12cm" svg:y="16.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Pioro" svg:font-family="Pioro" style:font-pitch="variable"/>
    <style:font-face style:name="Blackadder ITC" svg:font-family="'Blackadder ITC'" style:font-family-generic="decorative" style:font-pitch="variable"/>
    <style:font-face style:name="Chiller" svg:font-family="Chiller" style:font-family-generic="decorative" style:font-pitch="variable"/>
    <style:font-face style:name="Gigi" svg:font-family="Gigi" style:font-family-generic="decorative" style:font-pitch="variable"/>
    <style:font-face style:name="Harlow Solid Italic" svg:font-family="'Harlow Solid Italic'" style:font-family-generic="decorative" style:font-pitch="variable"/>
    <style:font-face style:name="Jokerman" svg:font-family="Jokerman" style:font-family-generic="decorative" style:font-pitch="variable"/>
    <style:font-face style:name="Onyx" svg:font-family="Onyx"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radley Hand ITC" svg:font-family="'Bradley Hand ITC'" style:font-family-generic="script" style:font-pitch="variable"/>
    <style:font-face style:name="Brush Script MT" svg:font-family="'Brush Script MT'" style:font-family-generic="script" style:font-pitch="variable"/>
    <style:font-face style:name="French Script MT" svg:font-family="'French Script MT'" style:font-family-generic="script" style:font-pitch="variable"/>
    <style:font-face style:name="Lucida Handwriting" svg:font-family="'Lucida Handwriting'" style:font-family-generic="script" style:font-pitch="variable"/>
    <style:font-face style:name="Mistral" svg:font-family="Mistral" style:font-family-generic="script" style:font-pitch="variable"/>
    <style:font-face style:name="Pristina" svg:font-family="Pristina" style:font-family-generic="script" style:font-pitch="variable"/>
    <style:font-face style:name="Vivaldi" svg:font-family="Vivaldi"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5T19:40:22.371000000</meta:creation-date>
    <dc:date>2022-02-25T20:33:46.656000000</dc:date>
    <meta:editing-duration>PT1M10S</meta:editing-duration>
    <meta:editing-cycles>1</meta:editing-cycles>
    <meta:document-statistic meta:object-count="33"/>
    <meta:generator>LibreOffice/7.1.1.2$Windows_X86_64 LibreOffice_project/fe0b08f4af1bacafe4c7ecc87ce55bb426164676</meta:generator>
  </office:meta>
</office:document-meta>
</file>